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officeooo:rsid="00163576" officeooo:paragraph-rsid="00163576"/>
    </style:style>
    <style:style style:name="P2" style:family="paragraph" style:parent-style-name="Standard">
      <style:text-properties officeooo:paragraph-rsid="00163576"/>
    </style:style>
    <style:style style:name="P3" style:family="paragraph" style:parent-style-name="Standard">
      <style:text-properties officeooo:paragraph-rsid="00166475"/>
    </style:style>
    <style:style style:name="P4" style:family="paragraph" style:parent-style-name="Standard">
      <style:text-properties officeooo:paragraph-rsid="0016b243"/>
    </style:style>
    <style:style style:name="P5" style:family="paragraph" style:parent-style-name="Standard">
      <style:text-properties fo:font-weight="normal" officeooo:rsid="00187093" officeooo:paragraph-rsid="00187093" style:font-weight-asian="normal" style:font-weight-complex="normal"/>
    </style:style>
    <style:style style:name="P6" style:family="paragraph" style:parent-style-name="Standard">
      <style:text-properties fo:font-weight="normal" officeooo:rsid="001b5cd2" officeooo:paragraph-rsid="001b5cd2" style:font-weight-asian="normal" style:font-weight-complex="normal"/>
    </style:style>
    <style:style style:name="P7" style:family="paragraph" style:parent-style-name="Standard">
      <style:text-properties fo:font-weight="normal" officeooo:rsid="001befed" officeooo:paragraph-rsid="001befed" style:font-weight-asian="normal" style:font-weight-complex="normal"/>
    </style:style>
    <style:style style:name="P8" style:family="paragraph" style:parent-style-name="Standard">
      <style:text-properties fo:font-weight="normal" officeooo:rsid="001c48b9" officeooo:paragraph-rsid="001c48b9" style:font-weight-asian="normal" style:font-weight-complex="normal"/>
    </style:style>
    <style:style style:name="P9" style:family="paragraph" style:parent-style-name="Standard">
      <style:text-properties fo:font-weight="normal" officeooo:rsid="0019b02a" officeooo:paragraph-rsid="00187093" style:font-weight-asian="normal" style:font-weight-complex="normal"/>
    </style:style>
    <style:style style:name="P10" style:family="paragraph" style:parent-style-name="Standard">
      <style:text-properties fo:font-weight="normal" officeooo:rsid="0019b02a" officeooo:paragraph-rsid="0019b02a" style:font-weight-asian="normal" style:font-weight-complex="normal"/>
    </style:style>
    <style:style style:name="P11" style:family="paragraph" style:parent-style-name="Standard">
      <style:text-properties fo:font-weight="normal" officeooo:rsid="001e6e23" officeooo:paragraph-rsid="001e6e23" style:font-weight-asian="normal" style:font-weight-complex="normal"/>
    </style:style>
    <style:style style:name="P12" style:family="paragraph" style:parent-style-name="Standard">
      <style:text-properties officeooo:rsid="00187093" officeooo:paragraph-rsid="00187093"/>
    </style:style>
    <style:style style:name="P13" style:family="paragraph" style:parent-style-name="Standard">
      <style:text-properties officeooo:rsid="00187093" officeooo:paragraph-rsid="0016b243"/>
    </style:style>
    <style:style style:name="P14" style:family="paragraph" style:parent-style-name="Standard">
      <style:text-properties officeooo:paragraph-rsid="0019b02a"/>
    </style:style>
    <style:style style:name="P15" style:family="paragraph" style:parent-style-name="Standard">
      <style:text-properties officeooo:rsid="001b16f8" officeooo:paragraph-rsid="001b16f8"/>
    </style:style>
    <style:style style:name="P16" style:family="paragraph" style:parent-style-name="Standard">
      <style:text-properties officeooo:paragraph-rsid="001b5cd2"/>
    </style:style>
    <style:style style:name="P17" style:family="paragraph" style:parent-style-name="Standard">
      <style:text-properties officeooo:rsid="001b5cd2" officeooo:paragraph-rsid="001b5cd2"/>
    </style:style>
    <style:style style:name="P18" style:family="paragraph" style:parent-style-name="Standard">
      <style:text-properties officeooo:paragraph-rsid="001c48b9"/>
    </style:style>
    <style:style style:name="P19" style:family="paragraph" style:parent-style-name="Standard">
      <style:text-properties fo:font-size="14pt" officeooo:rsid="00166475" officeooo:paragraph-rsid="00166475" style:font-size-asian="14pt" style:font-size-complex="14pt"/>
    </style:style>
    <style:style style:name="P20" style:family="paragraph" style:parent-style-name="Standard">
      <style:text-properties fo:font-size="14pt" officeooo:paragraph-rsid="00166475" style:font-size-asian="14pt" style:font-size-complex="14pt"/>
    </style:style>
    <style:style style:name="P21" style:family="paragraph" style:parent-style-name="Standard">
      <style:text-properties fo:font-size="14pt" fo:font-weight="bold" officeooo:rsid="001c48b9" officeooo:paragraph-rsid="001c48b9" style:font-size-asian="14pt" style:font-weight-asian="bold" style:font-size-complex="14pt" style:font-weight-complex="bold"/>
    </style:style>
    <style:style style:name="P22" style:family="paragraph" style:parent-style-name="Standard">
      <style:text-properties fo:font-size="14pt" fo:font-weight="bold" officeooo:rsid="001c48b9" officeooo:paragraph-rsid="00187093" style:font-size-asian="12.25pt" style:font-weight-asian="bold" style:font-size-complex="14pt" style:font-weight-complex="bold"/>
    </style:style>
    <style:style style:name="P23" style:family="paragraph" style:parent-style-name="Standard">
      <style:text-properties fo:font-size="14pt" fo:font-weight="normal" officeooo:rsid="001cb393" officeooo:paragraph-rsid="001c48b9" style:font-size-asian="12.25pt" style:font-weight-asian="normal" style:font-size-complex="14pt" style:font-weight-complex="normal"/>
    </style:style>
    <style:style style:name="P24" style:family="paragraph" style:parent-style-name="Standard">
      <style:text-properties fo:font-size="16pt" style:text-underline-style="solid" style:text-underline-width="auto" style:text-underline-color="font-color" fo:font-weight="bold" officeooo:rsid="001c48b9" officeooo:paragraph-rsid="001c48b9" style:font-size-asian="16pt" style:font-weight-asian="bold" style:font-size-complex="16pt" style:font-weight-complex="bold"/>
    </style:style>
    <style:style style:name="P25" style:family="paragraph" style:parent-style-name="Standard">
      <style:text-properties fo:font-size="16pt" style:text-underline-style="solid" style:text-underline-width="auto" style:text-underline-color="font-color" fo:font-weight="bold" officeooo:rsid="001cb393" officeooo:paragraph-rsid="001cb393" style:font-size-asian="14pt" style:font-weight-asian="bold" style:font-size-complex="16pt" style:font-weight-complex="bold"/>
    </style:style>
    <style:style style:name="P26" style:family="paragraph" style:parent-style-name="Standard">
      <style:text-properties fo:font-size="12pt" fo:font-style="normal" fo:font-weight="bold" officeooo:rsid="001b5cd2" officeooo:paragraph-rsid="001b16f8" style:font-size-asian="12pt" style:font-style-asian="normal" style:font-size-complex="12pt" style:font-style-complex="normal"/>
    </style:style>
    <style:style style:name="P27" style:family="paragraph" style:parent-style-name="Standard" style:list-style-name="L1">
      <style:text-properties officeooo:paragraph-rsid="0016b243"/>
    </style:style>
    <style:style style:name="P28" style:family="paragraph" style:parent-style-name="Standard" style:list-style-name="L2">
      <style:text-properties fo:font-weight="normal" officeooo:rsid="0016b243" officeooo:paragraph-rsid="0016b243" style:font-weight-asian="normal" style:font-weight-complex="normal"/>
    </style:style>
    <style:style style:name="P29" style:family="paragraph" style:parent-style-name="Standard" style:list-style-name="L2">
      <style:text-properties fo:font-weight="normal" officeooo:rsid="00187093" officeooo:paragraph-rsid="00187093" style:font-weight-asian="normal" style:font-weight-complex="normal"/>
    </style:style>
    <style:style style:name="P30" style:family="paragraph" style:parent-style-name="Standard" style:list-style-name="L3">
      <style:text-properties fo:font-weight="normal" officeooo:rsid="0019b02a" officeooo:paragraph-rsid="0019b02a" style:font-weight-asian="normal" style:font-weight-complex="normal"/>
    </style:style>
    <style:style style:name="P31" style:family="paragraph" style:parent-style-name="Standard" style:list-style-name="L3">
      <style:text-properties fo:font-weight="normal" officeooo:rsid="001b16f8" officeooo:paragraph-rsid="001b16f8" style:font-weight-asian="normal" style:font-weight-complex="normal"/>
    </style:style>
    <style:style style:name="P32" style:family="paragraph" style:parent-style-name="Standard" style:list-style-name="L5">
      <style:text-properties fo:font-weight="normal" officeooo:rsid="001b5cd2" officeooo:paragraph-rsid="001b5cd2" style:font-weight-asian="normal" style:font-weight-complex="normal"/>
    </style:style>
    <style:style style:name="P33" style:family="paragraph" style:parent-style-name="Standard" style:list-style-name="L6">
      <style:text-properties fo:font-weight="normal" officeooo:rsid="001befed" officeooo:paragraph-rsid="001befed" style:font-weight-asian="normal" style:font-weight-complex="normal"/>
    </style:style>
    <style:style style:name="P34" style:family="paragraph" style:parent-style-name="Standard" style:list-style-name="L4">
      <style:text-properties fo:font-weight="normal" officeooo:paragraph-rsid="001b16f8"/>
    </style:style>
    <style:style style:name="P35" style:family="paragraph" style:parent-style-name="Standard" style:list-style-name="L3">
      <style:text-properties officeooo:rsid="0019b02a" officeooo:paragraph-rsid="0019b02a"/>
    </style:style>
    <style:style style:name="P36" style:family="paragraph" style:parent-style-name="Standard" style:list-style-name="L4">
      <style:text-properties officeooo:paragraph-rsid="001b16f8"/>
    </style:style>
    <style:style style:name="P37" style:family="paragraph" style:parent-style-name="Standard" style:list-style-name="L4">
      <style:text-properties officeooo:rsid="001b16f8" officeooo:paragraph-rsid="001b5cd2"/>
    </style:style>
    <style:style style:name="P38" style:family="paragraph" style:parent-style-name="Standard" style:list-style-name="L4">
      <style:text-properties officeooo:rsid="001b16f8" officeooo:paragraph-rsid="001b16f8"/>
    </style:style>
    <style:style style:name="P39" style:family="paragraph" style:parent-style-name="Standard" style:list-style-name="L5">
      <style:text-properties officeooo:rsid="001b5cd2" officeooo:paragraph-rsid="001b5cd2"/>
    </style:style>
    <style:style style:name="P40" style:family="paragraph" style:parent-style-name="Standard" style:list-style-name="L6">
      <style:text-properties officeooo:paragraph-rsid="001befed"/>
    </style:style>
    <style:style style:name="P41" style:family="paragraph" style:parent-style-name="Standard" style:list-style-name="L7">
      <style:text-properties officeooo:paragraph-rsid="001befed"/>
    </style:style>
    <style:style style:name="P42" style:family="paragraph" style:parent-style-name="Standard" style:list-style-name="L7">
      <style:text-properties officeooo:paragraph-rsid="001c48b9"/>
    </style:style>
    <style:style style:name="P43" style:family="paragraph" style:parent-style-name="Standard">
      <style:text-properties fo:font-size="12pt" style:text-underline-style="none" fo:font-weight="normal" officeooo:rsid="001dfb33" officeooo:paragraph-rsid="001dfb33"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1e889f" officeooo:paragraph-rsid="001e889f"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247837" officeooo:paragraph-rsid="00247837" style:font-size-asian="10.5pt" style:font-weight-asian="normal" style:font-size-complex="12pt" style:font-weight-complex="normal"/>
    </style:style>
    <style:style style:name="P46" style:family="paragraph" style:parent-style-name="Standard" style:list-style-name="L8">
      <style:text-properties officeooo:paragraph-rsid="002548aa"/>
    </style:style>
    <style:style style:name="P47" style:family="paragraph" style:parent-style-name="Standard" style:list-style-name="L8">
      <style:text-properties officeooo:paragraph-rsid="00265951"/>
    </style:style>
    <style:style style:name="P48" style:family="paragraph" style:parent-style-name="Standard" style:list-style-name="L8">
      <style:text-properties officeooo:rsid="00265951" officeooo:paragraph-rsid="00265951"/>
    </style:style>
    <style:style style:name="T1" style:family="text">
      <style:text-properties officeooo:rsid="00163576"/>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bold" officeooo:rsid="00163576" style:font-weight-asian="bold" style:font-weight-complex="bold"/>
    </style:style>
    <style:style style:name="T5" style:family="text">
      <style:text-properties fo:font-weight="bold" officeooo:rsid="0016b243" style:font-weight-asian="bold" style:font-weight-complex="bold"/>
    </style:style>
    <style:style style:name="T6" style:family="text">
      <style:text-properties fo:font-weight="bold" officeooo:rsid="00187093" style:font-weight-asian="bold" style:font-weight-complex="bold"/>
    </style:style>
    <style:style style:name="T7" style:family="text">
      <style:text-properties fo:font-weight="bold" officeooo:rsid="0019b02a" style:font-weight-asian="bold" style:font-weight-complex="bold"/>
    </style:style>
    <style:style style:name="T8" style:family="text">
      <style:text-properties fo:font-weight="bold" officeooo:rsid="001b16f8" style:font-weight-asian="bold" style:font-weight-complex="bold"/>
    </style:style>
    <style:style style:name="T9" style:family="text">
      <style:text-properties fo:font-weight="bold" officeooo:rsid="001befed" style:font-weight-asian="bold" style:font-weight-complex="bold"/>
    </style:style>
    <style:style style:name="T10" style:family="text">
      <style:text-properties fo:font-weight="bold" officeooo:rsid="001e6e23" style:font-weight-asian="bold" style:font-weight-complex="bold"/>
    </style:style>
    <style:style style:name="T11" style:family="text">
      <style:text-properties fo:font-weight="bold" style:font-weight-asian="normal" style:font-weight-complex="normal"/>
    </style:style>
    <style:style style:name="T12" style:family="text">
      <style:text-properties officeooo:rsid="0016b243"/>
    </style:style>
    <style:style style:name="T13" style:family="text">
      <style:text-properties officeooo:rsid="00187093"/>
    </style:style>
    <style:style style:name="T14" style:family="text">
      <style:text-properties fo:font-weight="normal" style:font-weight-asian="normal" style:font-weight-complex="normal"/>
    </style:style>
    <style:style style:name="T15" style:family="text">
      <style:text-properties fo:font-weight="normal" officeooo:rsid="0019b02a" style:font-weight-asian="normal" style:font-weight-complex="normal"/>
    </style:style>
    <style:style style:name="T16" style:family="text">
      <style:text-properties fo:font-weight="normal" officeooo:rsid="001b16f8" style:font-weight-asian="normal" style:font-weight-complex="normal"/>
    </style:style>
    <style:style style:name="T17" style:family="text">
      <style:text-properties fo:font-weight="normal" officeooo:rsid="001b5cd2" style:font-weight-asian="normal" style:font-weight-complex="normal"/>
    </style:style>
    <style:style style:name="T18" style:family="text">
      <style:text-properties fo:font-weight="normal" officeooo:rsid="001befed" style:font-weight-asian="normal" style:font-weight-complex="normal"/>
    </style:style>
    <style:style style:name="T19" style:family="text">
      <style:text-properties fo:font-style="italic" style:font-style-asian="italic" style:font-style-complex="italic"/>
    </style:style>
    <style:style style:name="T20" style:family="text">
      <style:text-properties fo:font-style="italic" officeooo:rsid="001e6e23" style:font-style-asian="italic" style:font-style-complex="italic"/>
    </style:style>
    <style:style style:name="T21" style:family="text">
      <style:text-properties officeooo:rsid="001b16f8"/>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officeooo:rsid="001e6e23" style:font-style-asian="normal" style:font-style-complex="normal"/>
    </style:style>
    <style:style style:name="T24" style:family="text">
      <style:text-properties fo:font-style="normal" officeooo:rsid="0024367c" style:font-style-asian="normal" style:font-style-complex="normal"/>
    </style:style>
    <style:style style:name="T25" style:family="text">
      <style:text-properties fo:font-style="normal" fo:font-weight="bold" officeooo:rsid="0024367c" style:font-style-asian="normal" style:font-weight-asian="bold" style:font-style-complex="normal" style:font-weight-complex="bold"/>
    </style:style>
    <style:style style:name="T26" style:family="text">
      <style:text-properties fo:font-size="14pt" fo:font-weight="bold" style:font-size-asian="12.25pt" style:font-weight-asian="bold" style:font-size-complex="14pt" style:font-weight-complex="bold"/>
    </style:style>
    <style:style style:name="T27" style:family="text">
      <style:text-properties fo:font-size="14pt" fo:font-weight="bold" officeooo:rsid="001c48b9" style:font-size-asian="12.25pt" style:font-weight-asian="bold" style:font-size-complex="14pt" style:font-weight-complex="bold"/>
    </style:style>
    <style:style style:name="T28" style:family="text">
      <style:text-properties fo:font-size="14pt" style:font-size-asian="12.25pt" style:font-size-complex="14pt"/>
    </style:style>
    <style:style style:name="T29" style:family="text">
      <style:text-properties fo:font-size="14pt" officeooo:rsid="001c48b9" style:font-size-asian="12.25pt" style:font-size-complex="14pt"/>
    </style:style>
    <style:style style:name="T30" style:family="text">
      <style:text-properties fo:font-size="14pt" officeooo:rsid="001cb393" style:font-size-asian="12.25pt" style:font-size-complex="14pt"/>
    </style:style>
    <style:style style:name="T31" style:family="text">
      <style:text-properties fo:font-size="12pt" fo:font-weight="bold" style:font-size-asian="12pt" style:font-weight-asian="bold" style:font-size-complex="12pt" style:font-weight-complex="bold"/>
    </style:style>
    <style:style style:name="T32" style:family="text">
      <style:text-properties fo:font-size="12pt" fo:font-style="normal" fo:font-weight="bold" officeooo:rsid="001b5cd2" style:font-size-asian="12pt" style:font-style-asian="normal" style:font-weight-asian="bold" style:font-size-complex="12pt" style:font-style-complex="normal" style:font-weight-complex="bold"/>
    </style:style>
    <style:style style:name="T33" style:family="text">
      <style:text-properties fo:font-size="12pt" fo:font-style="normal" fo:font-weight="bold" officeooo:rsid="001b5cd2" style:font-size-asian="12pt" style:font-style-asian="normal" style:font-size-complex="12pt" style:font-style-complex="normal"/>
    </style:style>
    <style:style style:name="T34" style:family="text">
      <style:text-properties fo:font-size="12pt" fo:font-style="normal" style:font-size-asian="12pt" style:font-style-asian="normal" style:font-size-complex="12pt" style:font-style-complex="normal"/>
    </style:style>
    <style:style style:name="T35" style:family="text">
      <style:text-properties fo:font-size="12pt" fo:font-style="normal" officeooo:rsid="001b5cd2" style:font-size-asian="12pt" style:font-style-asian="normal" style:font-size-complex="12pt" style:font-style-complex="normal"/>
    </style:style>
    <style:style style:name="T36" style:family="text">
      <style:text-properties fo:font-size="12pt" fo:font-style="normal" officeooo:rsid="001e889f" style:font-size-asian="12pt" style:font-style-asian="normal" style:font-size-complex="12pt" style:font-style-complex="normal"/>
    </style:style>
    <style:style style:name="T37" style:family="text">
      <style:text-properties fo:font-size="12pt" fo:font-style="normal" officeooo:rsid="001b5cd2"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01b5cd2" style:font-size-asian="12pt" style:font-style-asian="normal" style:font-weight-asian="normal" style:font-size-complex="12pt" style:font-style-complex="normal" style:font-weight-complex="normal"/>
    </style:style>
    <style:style style:name="T39" style:family="text">
      <style:text-properties fo:font-size="12pt" fo:font-style="italic" officeooo:rsid="001b5cd2" style:font-size-asian="12pt" style:font-style-asian="italic" style:font-weight-asian="normal" style:font-size-complex="12pt" style:font-style-complex="italic" style:font-weight-complex="normal"/>
    </style:style>
    <style:style style:name="T40" style:family="text">
      <style:text-properties fo:font-size="12pt" style:text-underline-style="none" fo:font-weight="normal" style:font-size-asian="10.5pt" style:font-weight-asian="normal" style:font-size-complex="12pt" style:font-weight-complex="normal"/>
    </style:style>
    <style:style style:name="T41" style:family="text">
      <style:text-properties fo:font-size="12pt" style:text-underline-style="none" fo:font-weight="normal" officeooo:rsid="00203f8b" style:font-size-asian="10.5pt" style:font-weight-asian="normal" style:font-size-complex="12pt" style:font-weight-complex="normal"/>
    </style:style>
    <style:style style:name="T42" style:family="text">
      <style:text-properties fo:font-size="12pt" style:text-underline-style="none" fo:font-weight="normal" officeooo:rsid="00218e82" style:font-size-asian="10.5pt" style:font-weight-asian="normal" style:font-size-complex="12pt" style:font-weight-complex="normal"/>
    </style:style>
    <style:style style:name="T43" style:family="text">
      <style:text-properties fo:font-size="12pt" style:text-underline-style="none" fo:font-weight="normal" officeooo:rsid="00247837" style:font-size-asian="10.5pt" style:font-weight-asian="normal" style:font-size-complex="12pt" style:font-weight-complex="normal"/>
    </style:style>
    <style:style style:name="T44" style:family="text">
      <style:text-properties fo:font-size="12pt" style:text-underline-style="none" fo:font-weight="normal" officeooo:rsid="002548aa" style:font-size-asian="10.5pt" style:font-weight-asian="normal" style:font-size-complex="12pt" style:font-weight-complex="normal"/>
    </style:style>
    <style:style style:name="T45" style:family="text">
      <style:text-properties fo:font-size="12pt" style:text-underline-style="none" fo:font-weight="normal" officeooo:rsid="00265951" style:font-size-asian="10.5pt" style:font-weight-asian="normal" style:font-size-complex="12pt" style:font-weight-complex="normal"/>
    </style:style>
    <style:style style:name="T46" style:family="text">
      <style:text-properties officeooo:rsid="001befed"/>
    </style:style>
    <style:style style:name="T47" style:family="text">
      <style:text-properties style:font-name="Liberation Sans" fo:font-weight="bold" style:font-weight-asian="normal" style:font-weight-complex="normal"/>
    </style:style>
    <style:style style:name="T48" style:family="text">
      <style:text-properties style:font-name="Liberation Serif" fo:font-weight="bold" style:font-weight-asian="normal" style:font-weight-complex="normal"/>
    </style:style>
    <style:style style:name="T49" style:family="text">
      <style:text-properties style:font-name="Liberation Serif" fo:font-weight="bold" officeooo:rsid="001c48b9" style:font-weight-asian="bold" style:font-weight-complex="bold"/>
    </style:style>
    <style:style style:name="T50" style:family="text">
      <style:text-properties style:font-name="Liberation Serif" fo:font-weight="normal" officeooo:rsid="001c48b9" style:font-weight-asian="normal" style:font-weight-complex="normal"/>
    </style:style>
    <style:style style:name="T51" style:family="text">
      <style:text-properties officeooo:rsid="001c48b9"/>
    </style:style>
    <style:style style:name="T52" style:family="text">
      <style:text-properties fo:color="#000000" style:font-name="Liberation Serif" fo:font-style="normal" style:text-underline-style="none" fo:font-weight="normal" officeooo:rsid="001c48b9" style:font-style-asian="normal" style:font-weight-asian="normal" style:font-style-complex="normal" style:font-weight-complex="normal"/>
    </style:style>
    <style:style style:name="T53" style:family="text">
      <style:text-properties fo:color="#000000" style:text-underline-style="none"/>
    </style:style>
    <style:style style:name="T54" style:family="text">
      <style:text-properties officeooo:rsid="001e6e23"/>
    </style:style>
    <style:style style:name="T55" style:family="text">
      <style:text-properties officeooo:rsid="00218e82"/>
    </style:style>
    <style:style style:name="T56" style:family="text">
      <style:text-properties officeooo:rsid="0023cef8"/>
    </style:style>
    <text:list-style style:name="L1">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rew Baca</text:p>
      <text:p text:style-name="P1">CS480 </text:p>
      <text:p text:style-name="P1">Assignment #1</text:p>
      <text:p text:style-name="P1">January 19<text:span text:style-name="T2">th</text:span>, 2019</text:p>
      <text:p text:style-name="P1"/>
      <text:p text:style-name="P24">PART 1</text:p>
      <text:p text:style-name="P20"><text:span text:style-name="T4">Purpose:</text:span><text:span text:style-name="T1"> </text:span></text:p>
      <text:p text:style-name="P3"><text:span text:style-name="T1">In this assignment, our task was to install </text:span>64-bit OpenSUSE Leap 15.0 Linux<text:span text:style-name="T1"> onto our vmware virtual machines and establish a connection from the physical computer we are working on to the virtual machine, as well as enable the machine to be accessed from anywhere via the ssh command. <text:s/></text:span></text:p>
      <text:p text:style-name="P2"/>
      <text:p text:style-name="P19"><text:span text:style-name="T7">General </text:span><text:span text:style-name="T3">Steps Taken:</text:span> </text:p>
      <text:p text:style-name="P4"><text:span text:style-name="T13">1. I started by using ssh into csvm with X11 forwarding enabled and creating a snapshot of the initial virtual machine titled </text:span><text:span text:style-name="T6">before lab 1</text:span><text:span text:style-name="T13">. I will also configure the settings on the virtual machine to ask the user if they would like to take a snapshot whenever the machine is powered off.</text:span></text:p>
      <text:p text:style-name="P4"/>
      <text:p text:style-name="P13">2. Next, I powered on the virtual machine to firmware and we changed the following settings:</text:p>
      <text:list xml:id="list1164110698" text:style-name="L1">
        <text:list-item>
          <text:p text:style-name="P27"><text:span text:style-name="T12">set the Supervisor password to: </text:span><text:span text:style-name="T5">baca1234</text:span></text:p>
        </text:list-item>
      </text:list>
      <text:list xml:id="list3287226368" text:style-name="L2">
        <text:list-item>
          <text:p text:style-name="P28">changed the booting sequence to <text:span text:style-name="T3">CD → HDD → Network</text:span></text:p>
        </text:list-item>
        <text:list-item>
          <text:p text:style-name="P29">checked the date and time, saved the changes, and exited (F10), creating another snapshot titled with the date and time it was taken. </text:p>
          <text:p text:style-name="P29"/>
        </text:list-item>
      </text:list>
      <text:p text:style-name="P12"><text:span text:style-name="T14">3. I powered the virtual machine on into firmware once again to make sure my settings from (2) were correct, </text:span><text:span text:style-name="T15">and proceeded to the Linux Installation Page. Once I had reached the first page of the Linux installation, I clicked F4, and made sure DVD was chosen as the source. From here, I chose the installation option on the first page and proceeded to the next steps.</text:span></text:p>
      <text:p text:style-name="P9"/>
      <text:p text:style-name="P10">4. I left the keyboard preference as English, and went on to configure the network preferences, entering the following information:</text:p>
      <text:list xml:id="list750428539" text:style-name="L3">
        <text:list-item>
          <text:p text:style-name="P35"><text:span text:style-name="T14">Hostname: </text:span><text:span text:style-name="T3">andrew</text:span></text:p>
        </text:list-item>
        <text:list-item>
          <text:p text:style-name="P30">Domain Name: <text:span text:style-name="T3">cs480.cs.nmsu.edu </text:span></text:p>
        </text:list-item>
        <text:list-item>
          <text:p text:style-name="P30">Network Interfaces:<text:span text:style-name="T3"> <text:s/></text:span><text:span text:style-name="T19">static IP address: </text:span><text:span text:style-name="T3">192.168.8.12</text:span></text:p>
        </text:list-item>
        <text:list-item>
          <text:p text:style-name="P30">Netmask:<text:span text:style-name="T3"> 255.255.255.0 </text:span></text:p>
        </text:list-item>
        <text:list-item>
          <text:p text:style-name="P31">User Interface: <text:span text:style-name="T3">Text Mode</text:span></text:p>
        </text:list-item>
      </text:list>
      <text:p text:style-name="P14"><text:span text:style-name="T15">I also made sure that the DHCP was NOT being used </text:span><text:span text:style-name="T16">and the </text:span>Routing/Gateway, Domain Name, and Nameservers <text:span text:style-name="T21">were </text:span>leave empty.</text:p>
      <text:p text:style-name="P14"/>
      <text:p text:style-name="P15">5. For the Partitioning, I went to the start with existing partitions options within the expert partitioner, and entered in the following partitions:</text:p>
      <text:list xml:id="list756107686" text:style-name="L4">
        <text:list-item>
          <text:p text:style-name="P37"><text:span text:style-name="T14">/</text:span><text:span text:style-name="T22">dev/sda1 </text:span><text:span text:style-name="T3">BIOS Boot Partition</text:span> with a size of <text:span text:style-name="T3">8 MiB, </text:span><text:span text:style-name="T14">mount left empty</text:span></text:p>
        </text:list-item>
        <text:list-item>
          <text:p text:style-name="P38"><text:span text:style-name="T22">/dev/sda2 </text:span><text:span text:style-name="T3">Linux Swap Swap </text:span><text:span text:style-name="T14">with a size of </text:span><text:span text:style-name="T3">2 GiB</text:span><text:span text:style-name="T14">, mount left empty</text:span></text:p>
        </text:list-item>
        <text:list-item>
          <text:p text:style-name="P36"><text:span text:style-name="T16">/</text:span><text:span text:style-name="T17">dev/sda3 </text:span><text:span text:style-name="T8">Linux Native </text:span><text:span text:style-name="T3">BtrFS</text:span><text:span text:style-name="T14"> </text:span><text:span text:style-name="T16">with a size of</text:span><text:span text:style-name="T14"> </text:span><text:span text:style-name="T3">11.0 GiB</text:span><text:span text:style-name="T14">, mounted on <text:s/></text:span><text:span text:style-name="T31">/</text:span></text:p>
        </text:list-item>
        <text:list-item>
          <text:p text:style-name="P34"><text:span text:style-name="T39">/dev/</text:span><text:span text:style-name="T37">sda4</text:span><text:span text:style-name="T33"> Linux Native Ext4 </text:span><text:span text:style-name="T37">with a size of</text:span><text:span text:style-name="T33"> rest of the disk (26.99 GiB),</text:span><text:span text:style-name="T37">mounted on </text:span><text:span text:style-name="T33"><text:s/>/extra </text:span></text:p>
        </text:list-item>
      </text:list>
      <text:p text:style-name="P11"><text:span text:style-name="T35">I </text:span><text:span text:style-name="T34">encountered some difficulties with the BIOS Boot Partition </text:span><text:span text:style-name="T36">and the Linux Swap Swap</text:span><text:span text:style-name="T34"> </text:span><text:span text:style-name="T36">as far as how to leave the mounts. I mounted them onto a default the first time around, and when I reverted to a previous snapshot, I left the <text:s/>mounts for these two empty. </text:span></text:p>
      <text:p text:style-name="P26"/>
      <text:p text:style-name="P16"><text:soft-page-break/><text:span text:style-name="T38">6. Next, I set the clock to Denver, Mountain time and proceeded to configure NTP, setting the server to </text:span><text:span text:style-name="T32">192.168.8.1, </text:span><text:span text:style-name="T38">and s</text:span><text:span text:style-name="T34">elect</text:span><text:span text:style-name="T35">ed</text:span><text:span text:style-name="T34"> "Run NTP as daemon" </text:span><text:span text:style-name="T35">as well as</text:span> "Save NTP Configuration"</text:p>
      <text:p text:style-name="P16"/>
      <text:p text:style-name="P17">7. From here, I created a user for myself, adding in this information:</text:p>
      <text:list xml:id="list4203557908" text:style-name="L5">
        <text:list-item>
          <text:p text:style-name="P39">Full Name: <text:span text:style-name="T3">Andrew Baca</text:span></text:p>
        </text:list-item>
        <text:list-item>
          <text:p text:style-name="P32">Username: <text:span text:style-name="T3">andrew</text:span> </text:p>
        </text:list-item>
        <text:list-item>
          <text:p text:style-name="P32">Password: <text:span text:style-name="T3">NhheePcO</text:span></text:p>
        </text:list-item>
      </text:list>
      <text:p text:style-name="P6">I made sure NOT to use the same password as administrator and I made sure NOT to have automatic login. </text:p>
      <text:p text:style-name="P6"/>
      <text:p text:style-name="P6">8. Next, I created a <text:span text:style-name="T3">root</text:span> <text:span text:style-name="T46">password to be </text:span><text:span text:style-name="T9">andrew1234</text:span></text:p>
      <text:p text:style-name="P6"/>
      <text:p text:style-name="P7">9. I got to the Installation Settings Page and checked a few settings:</text:p>
      <text:list xml:id="list809053044" text:style-name="L6">
        <text:list-item>
          <text:p text:style-name="P33">I first went to Software → details. In there I made sure that autocheck was selected under dependencies. <text:s/>I used the patterns tab, and made sure that no packages under Games, Office Software, Multimedia were selected. <text:s/></text:p>
        </text:list-item>
        <text:list-item>
          <text:p text:style-name="P40"><text:span text:style-name="T18">From there, I went back, and went to </text:span><text:span text:style-name="T14">Default systemd target:</text:span><text:span text:style-name="T11"> </text:span><text:span text:style-name="T18">and made sure it was on Text Mode</text:span></text:p>
        </text:list-item>
        <text:list-item>
          <text:p text:style-name="P40"><text:span text:style-name="T18">Finally, I e</text:span><text:span text:style-name="T14">nable</text:span><text:span text:style-name="T18">d</text:span><text:span text:style-name="T14"> Firewall and SSH service plus open</text:span><text:span text:style-name="T18">ed</text:span><text:span text:style-name="T14"> the SSH port </text:span></text:p>
        </text:list-item>
      </text:list>
      <text:p text:style-name="P7">Once these settings were good, I proceeded to install, skipping the update messages, which took about 10 minutes in total. <text:s/></text:p>
      <text:p text:style-name="P7"/>
      <text:p text:style-name="P7">10. After <text:s/>the Installation, I let the machine boot from the internal disk, and once it was booked, I did the following:</text:p>
      <text:list xml:id="list155864390" text:style-name="L7">
        <text:list-item>
          <text:p text:style-name="P41"><text:span text:style-name="T18">went to etc/hosts and added </text:span><text:span text:style-name="Source_20_Text"><text:span text:style-name="T48">192.168.8.1 <text:s/>lbc.cs480.cs.nmsu.edu <text:s/>lbc</text:span></text:span><text:span text:style-name="Source_20_Text"><text:span text:style-name="T47"> </text:span></text:span><text:span text:style-name="Source_20_Text"><text:span text:style-name="T50">to the last line. </text:span></text:span></text:p>
        </text:list-item>
        <text:list-item>
          <text:p text:style-name="P42"><text:span text:style-name="Source_20_Text"><text:span text:style-name="T50">Checked the connection to lbc using </text:span></text:span><text:span text:style-name="Source_20_Text"><text:span text:style-name="T49">ping lbc </text:span></text:span><text:span text:style-name="Source_20_Text"><text:span text:style-name="T50">and terminating with Ctrl + C. Note that I saw 0% packet loss.</text:span></text:span></text:p>
        </text:list-item>
        <text:list-item>
          <text:p text:style-name="P42"><text:span text:style-name="Source_20_Text"><text:span text:style-name="T50">Logged into lbc using </text:span></text:span><text:a xlink:type="simple" xlink:href="mailto:abaca@lbc" text:style-name="Internet_20_link" text:visited-style-name="Visited_20_Internet_20_Link"><text:span text:style-name="Source_20_Text"><text:span text:style-name="T52">abaca@lbc</text:span></text:span></text:a></text:p>
        </text:list-item>
        <text:list-item>
          <text:p text:style-name="P42">Logged back on to my virtual machine using <text:a xlink:type="simple" xlink:href="mailto:andrew@andrew" text:style-name="Internet_20_link" text:visited-style-name="Visited_20_Internet_20_Link"><text:span text:style-name="T53">andrew@andrew</text:span></text:a></text:p>
        </text:list-item>
        <text:list-item>
          <text:p text:style-name="P42">Logged out of both and shut down the virtual machine</text:p>
        </text:list-item>
      </text:list>
      <text:p text:style-name="P18"/>
      <text:p text:style-name="P18">11. Lastly, I created a snapshot called “<text:span text:style-name="T3">Original Installation</text:span>” , powered the machine back onto fir<text:span text:style-name="T51">m</text:span>ware, and changed to boot setting to boot HDD first, and saved the settings, leaving my VM on. </text:p>
      <text:p text:style-name="P15"><text:s/></text:p>
      <text:p text:style-name="P21"><text:span text:style-name="T13">P</text:span>asswords:</text:p>
      <text:p text:style-name="P21"><text:tab/><text:span text:style-name="T14">Supervisor (firmware): </text:span>baca1234</text:p>
      <text:p text:style-name="P5"><text:tab/><text:span text:style-name="T29">Local User – Username- </text:span><text:span text:style-name="T27">andrew</text:span></text:p>
      <text:p text:style-name="P5"><text:span text:style-name="T27"><text:tab/><text:tab/><text:tab/> <text:s/></text:span><text:span text:style-name="T29">Password- </text:span><text:span text:style-name="T27">NhheePcO</text:span></text:p>
      <text:p text:style-name="P5"><text:span text:style-name="T29"><text:tab/><text:tab/><text:tab/> <text:s/>Username- </text:span><text:span text:style-name="T27">root</text:span></text:p>
      <text:p text:style-name="P5"><text:span text:style-name="T27"><text:tab/><text:tab/><text:tab/> <text:s/></text:span><text:span text:style-name="T29">Password- </text:span><text:span text:style-name="T27">andrew1234</text:span></text:p>
      <text:p text:style-name="P22"/>
      <text:p text:style-name="P8"><text:span text:style-name="T26">Notes: </text:span><text:span text:style-name="T28">I had to Revert to Previous Snapshots 2 times in this assignment. The first time was because of password and username issues, </text:span><text:span text:style-name="T30">and the second time was for practice, and to get more snapshot intervals between work. <text:s/></text:span></text:p>
      <text:p text:style-name="P23"/>
      <text:p text:style-name="P25">PART 2</text:p>
      <text:p text:style-name="P43"><text:soft-page-break/>1. You can use <text:span text:style-name="T54">the terminal command</text:span> <text:span text:style-name="T10">man tty </text:span><text:span text:style-name="T54">to read about the terminal driver. <text:s/>On Linux machines, you you can read a local tty man page kept in </text:span><text:span text:style-name="T23">usr</text:span><text:span text:style-name="T20">/</text:span><text:span text:style-name="T24">local/share/man by using the </text:span><text:span text:style-name="T25">man 4 tty </text:span><text:span text:style-name="T24">command, in which 4 represents the section where the specific manual page is in relating to device drivers and network protocols. <text:s/></text:span></text:p>
      <text:p text:style-name="P44">2. <text:span text:style-name="T56">The Linux kernel is a free, open source, collaborative Operating System kernel. Linux is <text:s/>is the most widely used Operating System worldwide across multiple environments, from single computers and smartphones, to networks of computer systems. <text:s/>Linux Distributions are the Linux kernel attached with packages you can run as commands on the system, and there are a couple hundred different distributions, which can cause problems such as different file structures from system to system and available and certain commands available on one system may not be available on another system. Continuous development on the Linux Kernel with updates happening on a regular basis is being worked on everyday by hundreds of companies and well over a thousand developers as well as open source contributors. <text:s/>There are updates on a regular basis for Linux kernels <text:s/>ranging anywhere form 8-12 weeks, and sometimes even bi-annually depending on which distribution you are using and how stable you want the release opposed to how how new you want the release. <text:s/>Whenever Code is added to Linux, it is not directly added to the kernel right away, it has to be “signed off” by rounds of reviewers before it is added on the kernel.</text:span></text:p>
      <text:p text:style-name="P45">3. </text:p>
      <text:list xml:id="list3757568842" text:style-name="L8">
        <text:list-item>
          <text:p text:style-name="P46"><text:span text:style-name="T43">Linux Mint</text:span><text:span text:style-name="T42"> would be an ideal distribution of Linux to use on a home office computer </text:span><text:span text:style-name="T43">for several reasons including <text:s/></text:span><text:span text:style-name="T44">the OS being </text:span><text:span text:style-name="T43">free of charge, </text:span><text:span text:style-name="T44">Desktop friendly, a nice Graphical User Interface opposed to CLI, a wide user base with help forums, and multiple years of support.</text:span></text:p>
        </text:list-item>
        <text:list-item>
          <text:p text:style-name="P46"><text:span text:style-name="T41">openSUSE </text:span><text:span text:style-name="T44">would be and ideal distribution to use in a computer lab because it comes packaged with YaST, which is a system setup and </text:span><text:span text:style-name="T45">configuration</text:span><text:span text:style-name="T44"> tool aimed to help administrators with things such as networks, </text:span><text:span text:style-name="T45">updates, and other configurations. <text:s/></text:span></text:p>
        </text:list-item>
        <text:list-item>
          <text:p text:style-name="P48"><text:span text:style-name="T40">Red Hat would be and ideal distribution to use on a corporate server</text:span></text:p>
        </text:list-item>
        <text:list-item>
          <text:p text:style-name="P47"><text:span text:style-name="T45">Either Red Hat or CentOS would be an ideal distribution to run a</text:span><text:span text:style-name="T40"> server cluster that runs the database for a shipping compan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9T11:19:43.092275756</meta:creation-date>
    <dc:date>2019-01-22T13:19:40.301224966</dc:date>
    <meta:editing-duration>PT6M55S</meta:editing-duration>
    <meta:editing-cycles>3</meta:editing-cycles>
    <meta:generator>LibreOffice/6.1.3.2$Linux_X86_64 LibreOffice_project/10$Build-2</meta:generator>
    <meta:document-statistic meta:table-count="0" meta:image-count="0" meta:object-count="0" meta:page-count="3" meta:paragraph-count="63" meta:word-count="1179" meta:character-count="6768" meta:non-whitespace-character-count="5618"/>
  </office:meta>
</office:document-meta>
</file>